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3">
      <style:text-properties fo:font-weight="normal" officeooo:rsid="00085d71" officeooo:paragraph-rsid="00085d71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tudent: Brice Robert 2025</text:h>
      <text:h text:style-name="Heading_20_3" text:outline-level="3">Reflection: The Science of Character – Morris Chang and Oscar Peterson as Role Models</text:h>
      <text:h text:style-name="Heading_20_4" text:outline-level="4"><text:span text:style-name="Strong_20_Emphasis">Strengths I Perceive in Others</text:span></text:h>
      <text:p text:style-name="Text_20_body">In others, I deeply admire qualities such as:</text:p>
      <text:list text:style-name="L1">
        <text:list-item>
          <text:p text:style-name="P3"><text:span text:style-name="Strong_20_Emphasis">Resilience</text:span>: The ability to face challenges with determination and emerge stronger. </text:p>
        </text:list-item>
        <text:list-item>
          <text:p text:style-name="P3"><text:span text:style-name="Strong_20_Emphasis">Opportunism</text:span>: Seeing possibilities where others might not and turning them into success. </text:p>
        </text:list-item>
        <text:list-item>
          <text:p text:style-name="P3"><text:span text:style-name="Strong_20_Emphasis">Curiosity</text:span>: A drive to learn and evolve, regardless of age or circumstance. </text:p>
        </text:list-item>
        <text:list-item>
          <text:p text:style-name="P2"><text:span text:style-name="Strong_20_Emphasis">Creativity</text:span>: The ability to think differently, innovate, and express oneself uniquely. </text:p>
        </text:list-item>
      </text:list>
      <text:p text:style-name="Text_20_body">These qualities are embodied by two remarkable individuals: <text:span text:style-name="Strong_20_Emphasis">Morris Chang</text:span> and <text:span text:style-name="Strong_20_Emphasis">Oscar Peterson</text:span>.</text:p>
      <text:p text:style-name="Horizontal_20_Line"/>
      <text:h text:style-name="Heading_20_4" text:outline-level="4"><text:span text:style-name="Strong_20_Emphasis">Morris Chang: Resilience and Opportunism</text:span></text:h>
      <text:p text:style-name="Text_20_body">Morris Chang, founder of TSMC, exemplifies resilience, curiosity, and opportunism. Starting a new company at <text:span text:style-name="Strong_20_Emphasis">57</text:span>, he demonstrated that age and setbacks are no barriers to innovation. His story inspires me to:</text:p>
      <text:list text:style-name="L2">
        <text:list-item>
          <text:p text:style-name="P5"><text:span text:style-name="Strong_20_Emphasis">Embrace Setbacks</text:span>: Viewing challenges as stepping stones to future opportunities. </text:p>
        </text:list-item>
        <text:list-item>
          <text:p text:style-name="P5"><text:span text:style-name="Strong_20_Emphasis">Seize Opportunities</text:span>: His creation of the pure-play foundry model revolutionized the semiconductor industry, empowering global tech innovation. </text:p>
        </text:list-item>
        <text:list-item>
          <text:p text:style-name="P4"><text:span text:style-name="Strong_20_Emphasis">Lead with Vision and Experience</text:span>: Chang’s blend of experience and foresight showcases the power of lifelong learning and bold leadership. </text:p>
        </text:list-item>
      </text:list>
      <text:p text:style-name="Horizontal_20_Line"/>
      <text:h text:style-name="Heading_20_4" text:outline-level="4"><text:span text:style-name="Strong_20_Emphasis">Oscar Peterson: Creativity and Cool</text:span></text:h>
      <text:p text:style-name="Text_20_body">Oscar Peterson, one of the greatest jazz pianists, represents <text:span text:style-name="Strong_20_Emphasis">creativity, coolness under pressure</text:span>, and unmatched artistry. Watching him perform is a masterclass in:</text:p>
      <text:list text:style-name="L3">
        <text:list-item>
          <text:p text:style-name="P7"><text:span text:style-name="Strong_20_Emphasis">Effortless Mastery</text:span>: His technical precision is complemented by an innate ability to weave emotion into his music. </text:p>
        </text:list-item>
        <text:list-item>
          <text:p text:style-name="P7"><text:span text:style-name="Strong_20_Emphasis">Coolness and Confidence</text:span>: Peterson’s calm demeanor on stage, even during complex improvisations, reflects his deep connection to his craft and audience. </text:p>
        </text:list-item>
        <text:list-item>
          <text:p text:style-name="P6"><text:span text:style-name="Strong_20_Emphasis">Unbounded Creativity</text:span>: His improvisations push the boundaries of jazz, blending innovation with respect for tradition. </text:p>
        </text:list-item>
      </text:list>
      <text:p text:style-name="Text_20_body">Peterson’s artistry inspires me to:</text:p>
      <text:list text:style-name="L4">
        <text:list-item>
          <text:p text:style-name="P9"><text:span text:style-name="Strong_20_Emphasis">Pursue Mastery</text:span>: Dedicate myself to honing my craft with the same passion and commitment. </text:p>
        </text:list-item>
        <text:list-item>
          <text:p text:style-name="P9"><text:span text:style-name="Strong_20_Emphasis">Stay Calm Under Pressure</text:span>: Approach challenges with composure and confidence. </text:p>
        </text:list-item>
        <text:list-item>
          <text:p text:style-name="P8"><text:span text:style-name="Strong_20_Emphasis">Innovate Boldly</text:span>: Think outside the box and express my unique perspective in my work. </text:p>
        </text:list-item>
      </text:list>
      <text:p text:style-name="Horizontal_20_Line"/>
      <text:h text:style-name="Heading_20_4" text:outline-level="4"><text:soft-page-break/><text:span text:style-name="Strong_20_Emphasis">How These Role Models Shape My Aspirations</text:span></text:h>
      <text:list text:style-name="L5">
        <text:list-item>
          <text:p text:style-name="P11"><text:span text:style-name="Strong_20_Emphasis">Morris Chang</text:span> inspires me to focus on resilience, curiosity, and visionary leadership. His journey proves that it’s never too late to start anew or make a significant impact. </text:p>
        </text:list-item>
        <text:list-item>
          <text:p text:style-name="P10"><text:span text:style-name="Strong_20_Emphasis">Oscar Peterson</text:span> motivates me to embrace creativity, coolness, and confidence in expressing my individuality and mastering my craft. </text:p>
        </text:list-item>
      </text:list>
      <text:h text:style-name="Heading_20_4" text:outline-level="4"><text:span text:style-name="Strong_20_Emphasis">Conclusion</text:span></text:h>
      <text:p text:style-name="Text_20_body">The stories of Morris Chang and Oscar Peterson remind me that character strengths like resilience, curiosity, opportunism, creativity, and calm confidence are timeless and transformative. Whether starting a company or performing on stage, these qualities enable us to face challenges, seize opportunities, and leave a lasting legacy. By emulating these role models, I aspire to integrate their strengths into my life and create meaningful, impactful work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0:20:44.244367864</meta:creation-date>
    <dc:date>2025-01-20T00:21:42.977955249</dc:date>
    <meta:editing-duration>PT58S</meta:editing-duration>
    <meta:editing-cycles>1</meta:editing-cycles>
    <meta:generator>LibreOffice/24.2.5.2$MacOSX_AARCH64 LibreOffice_project/bffef4ea93e59bebbeaf7f431bb02b1a39ee8a59</meta:generator>
    <meta:document-statistic meta:table-count="0" meta:image-count="0" meta:object-count="0" meta:page-count="2" meta:paragraph-count="28" meta:word-count="432" meta:character-count="2914" meta:non-whitespace-character-count="2509"/>
  </office:meta>
</office:document-meta>
</file>